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8.136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7.882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636cm" svg:height="5.334cm" svg:x="9.682cm" svg:y="7.542cm">
          <text:p text:style-name="P1"><text:span text:style-name="T1">PROCESSES</text:span></text:p>
          <text:list text:style-name="L2">
            <text:list-item>
              <text:p text:style-name="P1">Search algorithms</text:p>
            </text:list-item>
            <text:list-item>
              <text:p text:style-name="P1">Interpolation</text:p>
            </text:list-item>
            <text:list-item>
              <text:p text:style-name="P1">Integration</text:p>
            </text:list-item>
            <text:list-item>
              <text:p text:style-name="P1">Pattern recognition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858cm" svg:height="4.572cm" svg:x="10.571cm" svg:y="15.656cm">
          <text:p text:style-name="P1"><text:span text:style-name="T1">OUTPUT</text:span></text:p>
          <text:list text:style-name="L2">
            <text:list-item>
              <text:p text:style-name="P1">Queried data</text:p>
            </text:list-item>
            <text:list-item>
              <text:p text:style-name="P1">Approximated functions</text:p>
            </text:list-item>
            <text:list-item>
              <text:p text:style-name="P1">Variables values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3.81cm" svg:x="9.809cm" svg:y="0.934cm">
          <text:p text:style-name="P1"><text:span text:style-name="T1">INPUT</text:span></text:p>
          <text:list text:style-name="L3">
            <text:list-item>
              <text:p text:style-name="P1">Search character/strings</text:p>
            </text:list-item>
            <text:list-item>
              <text:p text:style-name="P1">Initial numerical values</text:p>
            </text:list-item>
            <text:list-item>
              <text:p text:style-name="P1">Sets of number</text:p>
            </text:list-item>
            <text:list-item>
              <text:p text:style-name="P1">Images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3.97cm" svg:y1="4.744cm" svg:x2="13.97cm" svg:y2="7.542cm">
          <text:p/>
        </draw:line>
        <draw:line draw:style-name="gr4" draw:text-style-name="P2" draw:layer="layout" svg:x1="13.97cm" svg:y1="12.844cm" svg:x2="13.97cm" svg:y2="15.64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1:27:23.512915742</meta:creation-date>
    <dc:date>2019-07-01T17:04:05.574461347</dc:date>
    <meta:editing-duration>PT5H5M33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